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Heading_20_1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Источники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Источники».</text:p>
            <text:p text:style-name="P1">К данной библиотеке отнесены типовые блоки, которые имитируют различные управляющие и возмущающие воздействия, действующие на систему. Для своей работы блоки этого типа не нуждаются во входных сигналах, поэтому не имеют портов входа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сточники</dc:title>
    <dc:date>2014-12-26T11:47:30.54</dc:date>
    <meta:generator>OpenOffice/4.1.1$Win32 OpenOffice.org_project/411m6$Build-9775</meta:generator>
    <meta:editing-duration>PT4H30M11S</meta:editing-duration>
    <meta:editing-cycles>112</meta:editing-cycles>
    <meta:document-statistic meta:table-count="1" meta:image-count="0" meta:object-count="0" meta:page-count="1" meta:paragraph-count="3" meta:word-count="40" meta:character-count="302"/>
    <meta:user-defined meta:name="Поле 1"/>
    <meta:user-defined meta:name="Поле 2"/>
    <meta:user-defined meta:name="Поле 3"/>
    <meta:user-defined meta:name="Поле 4"/>
  </office:meta>
</office:document-meta>
</file>